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d9d" officeooo:paragraph-rsid="00137d9d"/>
    </style:style>
    <style:style style:name="P2" style:family="paragraph" style:parent-style-name="Standard">
      <style:text-properties officeooo:rsid="0017cc57" officeooo:paragraph-rsid="00235670"/>
    </style:style>
    <style:style style:name="P3" style:family="paragraph" style:parent-style-name="Text_20_body">
      <style:text-properties officeooo:paragraph-rsid="0027375c"/>
    </style:style>
    <style:style style:name="P4" style:family="paragraph" style:parent-style-name="Heading_20_3">
      <style:text-properties officeooo:paragraph-rsid="00448341"/>
    </style:style>
    <style:style style:name="P5" style:family="paragraph" style:parent-style-name="Text_20_body">
      <style:text-properties officeooo:paragraph-rsid="0035d001"/>
    </style:style>
    <style:style style:name="P6" style:family="paragraph" style:parent-style-name="Text_20_body">
      <style:text-properties officeooo:paragraph-rsid="00387086"/>
    </style:style>
    <style:style style:name="P7" style:family="paragraph" style:parent-style-name="Text_20_body">
      <style:text-properties officeooo:paragraph-rsid="00408a72"/>
    </style:style>
    <style:style style:name="P8" style:family="paragraph" style:parent-style-name="Text_20_body">
      <style:text-properties officeooo:paragraph-rsid="0047db87"/>
    </style:style>
    <style:style style:name="P9" style:family="paragraph" style:parent-style-name="Text_20_body">
      <style:text-properties officeooo:paragraph-rsid="00491fa0"/>
    </style:style>
    <style:style style:name="P10" style:family="paragraph" style:parent-style-name="Text_20_body">
      <style:text-properties officeooo:paragraph-rsid="00521933"/>
    </style:style>
    <style:style style:name="T1" style:family="text">
      <style:text-properties officeooo:rsid="00147f12"/>
    </style:style>
    <style:style style:name="T2" style:family="text">
      <style:text-properties officeooo:rsid="0015ed14"/>
    </style:style>
    <style:style style:name="T3" style:family="text">
      <style:text-properties officeooo:rsid="0018c096"/>
    </style:style>
    <style:style style:name="T4" style:family="text">
      <style:text-properties officeooo:rsid="002632b1"/>
    </style:style>
    <style:style style:name="T5" style:family="text">
      <style:text-properties officeooo:rsid="0027375c"/>
    </style:style>
    <style:style style:name="T6" style:family="text">
      <style:text-properties officeooo:rsid="002ba0f9"/>
    </style:style>
    <style:style style:name="T7" style:family="text">
      <style:text-properties officeooo:rsid="002fe1d7"/>
    </style:style>
    <style:style style:name="T8" style:family="text">
      <style:text-properties officeooo:rsid="00312c0a"/>
    </style:style>
    <style:style style:name="T9" style:family="text">
      <style:text-properties officeooo:rsid="00314816"/>
    </style:style>
    <style:style style:name="T10" style:family="text">
      <style:text-properties officeooo:rsid="0034db47"/>
    </style:style>
    <style:style style:name="T11" style:family="text">
      <style:text-properties officeooo:rsid="0035bec5"/>
    </style:style>
    <style:style style:name="T12" style:family="text">
      <style:text-properties officeooo:rsid="0035d001"/>
    </style:style>
    <style:style style:name="T13" style:family="text">
      <style:text-properties officeooo:rsid="00387569"/>
    </style:style>
    <style:style style:name="T14" style:family="text">
      <style:text-properties officeooo:rsid="003a0a3b"/>
    </style:style>
    <style:style style:name="T15" style:family="text">
      <style:text-properties officeooo:rsid="003bcb66"/>
    </style:style>
    <style:style style:name="T16" style:family="text">
      <style:text-properties officeooo:rsid="003f7dbe"/>
    </style:style>
    <style:style style:name="T17" style:family="text">
      <style:text-properties officeooo:rsid="0042f5c5"/>
    </style:style>
    <style:style style:name="T18" style:family="text">
      <style:text-properties officeooo:rsid="00448341"/>
    </style:style>
    <style:style style:name="T19" style:family="text">
      <style:text-properties officeooo:rsid="0045d839"/>
    </style:style>
    <style:style style:name="T20" style:family="text">
      <style:text-properties officeooo:rsid="0046c255"/>
    </style:style>
    <style:style style:name="T21" style:family="text">
      <style:text-properties officeooo:rsid="005076fc"/>
    </style:style>
    <style:style style:name="T22" style:family="text">
      <style:text-properties officeooo:rsid="0052353e"/>
    </style:style>
    <style:style style:name="T23" style:family="text">
      <style:text-properties officeooo:rsid="005266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提供的一个<text:span text:style-name="T6">“</text:span>不限速<text:span text:style-name="T1">+</text:span>无限容量+无限制+版本管理<text:span text:style-name="T2">+资源共享”</text:span>的网盘。</text:p>
      <text:p text:style-name="P1"/>
      <text:h text:style-name="Heading_20_3" text:outline-level="3">介绍</text:h>
      <text:p text:style-name="P2"><text:tab/>这段视频会教你如何使用<text:span text:style-name="T3">GitHub Desktop协同Git仓库工作。GitHub Desktop 继承与简化了你在GitHub.com的工作方式，它以可视化的操作方式去替换控制台的操作方式。在这向导的结尾，你将会使用GitHub Desktop去创建一个仓库，以及对这个仓库做出一些操作并向你的朋友共享你的资源。</text:span></text:p>
      <text:h text:style-name="Heading_20_3" text:outline-level="3">步骤1-安装并登陆<text:span text:style-name="T7">GitHub Desktop</text:span></text:h>
      <text:p text:style-name="Text_20_body"><text:tab/>下载<text:span text:style-name="T4">GitHub Desktop 从https://desktop.github.com/。GitHub Desktop支持最新的Windows版本和MacOS。</text:span></text:p>
      <text:p text:style-name="P3"><text:tab/>启动<text:span text:style-name="T5">GitHub Desktop后，跟随初始的欢迎步骤去登录到你的GitHub账号。你会看到一个配置步骤，这个步骤你能够设置你的名字和邮件地址。为了保证你的提交能够正确的归属于你的账号，使用邮件地址关联你的GitHub账号。</text:span></text:p>
      <text:h text:style-name="Heading_20_3" text:outline-level="3">步骤2-创建一个仓库</text:h>
      <text:p text:style-name="Text_20_body"><text:tab/>你会看到<text:span text:style-name="T8">“Let’s get started!”界面，这里你能够去选择克隆一个现有的仓库，以及创建一个新仓库，或者添加一个现有的仓库。</text:span></text:p>
      <text:p text:style-name="Text_20_body"><text:tab/>单击创建一个新仓库到你的硬盘上<text:span text:style-name="T9">。并</text:span>填写仓库信息<text:span text:style-name="T11">：</text:span></text:p>
      <text:p text:style-name="P5"><text:tab/>“<text:span text:style-name="T11">Name</text:span>”表示仓库在本地的名字以及<text:span text:style-name="T11">GitHub上的名字。</text:span></text:p>
      <text:p text:style-name="P6"><text:tab/><text:span text:style-name="T12">“Description”表示仓库的一些描述信息。（可不填）</text:span></text:p>
      <text:p text:style-name="P6"><text:tab/><text:span text:style-name="T13">“Local path”表示仓库在本地储存的地址。</text:span></text:p>
      <text:p text:style-name="P6"><text:tab/><text:span text:style-name="T14">“Initialize this repository with a README”表示初始化第一次提交，伴随着一个README的文本文件，这个文本文件包含了这个项目的描述信息。</text:span></text:p>
      <text:p text:style-name="P6"><text:tab/><text:span text:style-name="T15">“Git ignore”表示排除提交的文件。</text:span></text:p>
      <text:p text:style-name="P7"><text:tab/><text:span text:style-name="T16">“License”表示项目所采用的开源许可证。不用管，随意。</text:span></text:p>
      <text:p text:style-name="Text_20_body"><text:tab/>点击创建仓库<text:span text:style-name="T10">。</text:span></text:p>
      <text:h text:style-name="Heading_20_3" text:outline-level="3">步骤3-了解<text:span text:style-name="T17">GitHub Desktop</text:span></text:h>
      <text:p text:style-name="Text_20_body"><text:tab/>现在你已经有了一个仓库<text:span text:style-name="T19">，你会在窗口顶部看到文件菜单，这里你能够访问设置与能够执行的操作。大部分的操作可以通过快捷键的方式去帮助你更快的工作。</text:span></text:p>
      <text:h text:style-name="Heading_20_3" text:outline-level="3">步骤4-将资源转移到你的仓库</text:h>
      <text:p text:style-name="P8"><text:tab/>找到你仓库在电脑中的路径<text:span text:style-name="T23">，它会是一个文件夹，在这个文件夹中，你能够放入所有你想放入的资源，通过提交操作，即可储存到你的仓库中。</text:span></text:p>
      <text:h text:style-name="P4" text:outline-level="3"><text:soft-page-break/>步骤5-同步你的仓库到<text:span text:style-name="T18">GitHub</text:span></text:h>
      <text:p text:style-name="P9"><text:tab/>现在<text:span text:style-name="T20">，你的仓库只存在你的电脑上，同时你是唯一一个能够访问这个仓库的人。去公开你的仓库到Github，然后保持它能够在多台电脑间或多个团队成员间同步。你只需要“Push it”即可。</text:span></text:p>
      <text:h text:style-name="Heading_20_3" text:outline-level="3">步骤<text:span text:style-name="T18">6-共享给你的朋友</text:span></text:h>
      <text:p text:style-name="Text_20_body"><text:tab/>在私有的情况下<text:span text:style-name="T21">，提供仓库地址给予朋友，然后在GitHub的仓库设置中添加合作者账号即可。</text:span></text:p>
      <text:p text:style-name="P10"><text:tab/>在公有的情况下<text:span text:style-name="T21">，提供仓库地址给予朋友。</text:span></text:p>
      <text:h text:style-name="Heading_20_3" text:outline-level="3">结论</text:h>
      <text:p text:style-name="Text_20_body"><text:tab/>现在你已经学会了<text:span text:style-name="T22">GitHub Desktop的使用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1:13:18.314285927</meta:creation-date>
    <meta:generator>LibreOffice/6.2.3.2$Linux_X86_64 LibreOffice_project/20$Build-2</meta:generator>
    <dc:date>2019-06-11T00:00:52.954505483</dc:date>
    <meta:editing-duration>PT1H25M26S</meta:editing-duration>
    <meta:editing-cycles>66</meta:editing-cycles>
    <meta:document-statistic meta:table-count="0" meta:image-count="0" meta:object-count="0" meta:page-count="2" meta:paragraph-count="27" meta:word-count="815" meta:character-count="1136" meta:non-whitespace-character-count="1097"/>
  </office:meta>
</office:document-meta>
</file>